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  <style:text-properties officeooo:paragraph-rsid="00076b60"/>
    </style:style>
    <style:style style:name="T1" style:family="text">
      <style:text-properties fo:color="#808080" style:font-name="Consolas" fo:font-size="10pt" fo:font-style="normal" fo:font-weight="normal" style:font-size-asian="10pt" style:font-style-asian="normal" style:font-weight-asian="normal"/>
    </style:style>
    <style:style style:name="T2" style:family="text">
      <style:text-properties fo:color="#808080" style:font-name="Consolas" fo:font-size="10pt" fo:font-style="normal" fo:font-weight="normal" officeooo:rsid="00076b60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* Alexander J King</text:span><text:line-break/><text:span text:style-name="T1">9.21.19</text:span><text:line-break/><text:span text:style-name="T1">Homework 3</text:span><text:line-break/><text:span text:style-name="T1">CSET 3600</text:span><text:line-break/><text:span text:style-name="T1"> */</text:span><text:line-break/><text:line-break/><text:span text:style-name="T1">/* <text:s/>INITIAL RELEASE 0.1</text:span><text:line-break/><text:span text:style-name="T1">Have a while x = true loop run while the user inputs their data and. Make x false when the user is done inputting data.</text:span><text:line-break/><text:span text:style-name="T1">Count the workout types done by setting workout types = 0 and making them =1 if complete. This prevents doing 2 types of cardio as counting as 2 workout types.</text:span><text:line-break/><text:span text:style-name="T1">I also have a count++ to track how many workouts were completed but I do not currently have this verbose.</text:span><text:line-break/><text:line-break/><text:span text:style-name="T1">Ask the user what specific kind of workout was done a workout type.</text:span><text:line-break/><text:line-break/><text:span text:style-name="T1">Ask the user if they have more inputs (x = true and code repeats else X was made false just after the while loop started.)</text:span><text:line-break/><text:line-break/><text:span text:style-name="T1">If workout types done &gt;= 2 they have completed the periods tasks (with the previous stipulation that in order for a workout to count they must have done it 3 times in the period). Else they have failed.</text:span><text:line-break/><text:line-break/><text:span text:style-name="T1"> */</text:span><text:line-break/><text:span text:style-name="T1">/*</text:span><text:line-break/><text:span text:style-name="T1">IMPROVED RELEASE 1.0 wish list / ideas:</text:span><text:line-break/><text:line-break/><text:span text:style-name="T1">DONE - Ask the user how long the workout period should be in days.</text:span><text:line-break/><text:span text:style-name="T1">DONE - Ask the user to CUSTOMIZE their goals. EX: Lose X amount of pounds, complete X amount of workouts, </text:span><text:span text:style-name="T2">Complete X # of workout types</text:span><text:span text:style-name="T1"> etc. The user can input any or all but must pick at least one goal.</text:span><text:line-break/><text:span text:style-name="T1">DONE - Iterate the prompts to ask for each days input values.</text:span><text:line-break/><text:span text:style-name="T1">DONE - Ask the user what their initial weight was at the start of the period vs end and compare.</text:span><text:line-break/><text:span text:style-name="T1">DONE - Implemented increased verbosity outputs for the results. Calculated weight different. (possible to lose negative pounds == gained).</text:span><text:line-break/><text:span text:style-name="T1"> <text:s text:c="7"/>Gives "workout score" vs "number of workouts" because making something into a competitive game has been shown effective.</text:span><text:line-break/><text:span text:style-name="T1"> <text:s text:c="7"/>workout type </text:span><text:span text:style-name="T2">variety</text:span><text:span text:style-name="T1"> also now output to user</text:span><text:line-break/><text:span text:style-name="T1">FIXED - possible improper workout total counting if the user input something inaccurate or out of bounds. This was due to where the program counted a new workout as actually happening.</text:span><text:line-break/><text:span text:style-name="T1"> <text:s text:c="7"/>This has been moved to only happen when the user gives an acceptable final input.</text:span><text:line-break/><text:span text:style-name="T1">FIXED - possible improper workout variety total if the user input something inaccurate or out of bounds. This was due to where the program counted a workout variety type as actually happening.</text:span><text:line-break/><text:span text:style-name="T1"> <text:s text:c="7"/>This has been moved to only happen when the user gives an acceptable final input.</text:span><text:line-break/><text:span text:style-name="T1">DONE - added output for failed workout periods. Previously the user would only get their stats if they were successful.</text:span></text:p>
      <text:p text:style-name="P1"><text:span text:style-name="T2">DONE – added additional error handling for out of bounds numeric inputs. <text:s/></text:span><text:line-break/><text:span text:style-name="T1"> */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6:48:49.376000000</meta:creation-date>
    <dc:date>2019-09-22T16:54:49.377000000</dc:date>
    <meta:editing-duration>PT6M</meta:editing-duration>
    <meta:editing-cycles>1</meta:editing-cycles>
    <meta:document-statistic meta:table-count="0" meta:image-count="0" meta:object-count="0" meta:page-count="1" meta:paragraph-count="2" meta:word-count="431" meta:character-count="2416" meta:non-whitespace-character-count="1942"/>
    <meta:generator>LibreOffice/6.1.2.1$Windows_X86_64 LibreOffice_project/65905a128db06ba48db947242809d14d3f9a93fe</meta:generator>
  </office:meta>
</office:document-meta>
</file>